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9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style:font-name="Ubuntu" fo:font-size="9pt" style:font-size-asian="9pt" style:font-size-complex="9pt"/>
    </style:style>
    <style:style style:name="ce3" style:family="table-cell" style:parent-style-name="Default" style:data-style-name="N11">
      <style:text-properties style:font-name="Ubuntu" fo:font-size="9pt" style:font-size-asian="9pt" style:font-size-complex="9pt"/>
    </style:style>
  </office:automatic-styles>
  <office:body>
    <office:spreadsheet>
      <table:calculation-settings table:automatic-find-labels="false" table:use-regular-expressions="false"/>
      <table:table table:name="T43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IBM ThinkPad</text:p>
            <text:p>T42</text:p>
          </table:table-cell>
          <table:table-cell office:value-type="string" calcext:value-type="string">
            <text:p>Lenovo ThinkPad</text:p>
            <text:p>R60e</text:p>
          </table:table-cell>
          <table:table-cell office:value-type="string" calcext:value-type="string">
            <text:p>Lenovo ThinkPad</text:p>
            <text:p>T430</text:p>
          </table:table-cell>
          <table:table-cell office:value-type="string" calcext:value-type="string">
            <text:p>J109 iMa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Pentium M</text:p>
            <text:p>1C/1T, 1.7GHz</text:p>
          </table:table-cell>
          <table:table-cell office:value-type="string" calcext:value-type="string">
            <text:p>Intel Core 2 Duo T7400</text:p>
            <text:p>2C/2T, 2.16GHz</text:p>
          </table:table-cell>
          <table:table-cell office:value-type="string" calcext:value-type="string">
            <text:p>Intel Core i5-3320M</text:p>
            <text:p>2C/4T, 2.3GHz</text:p>
          </table:table-cell>
          <table:table-cell office:value-type="string" calcext:value-type="string">
            <text:p>Intel Core i7-6700K</text:p>
            <text:p>4C/8T, 4.0GH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</text:p>
          </table:table-cell>
          <table:table-cell office:value-type="string" calcext:value-type="string">
            <text:p>Lubuntu 14.04.6 LTS</text:p>
          </table:table-cell>
          <table:table-cell office:value-type="string" calcext:value-type="string">
            <text:p>LXLE 16.04.5 LTS</text:p>
          </table:table-cell>
          <table:table-cell office:value-type="string" calcext:value-type="string">
            <text:p>Ubuntu 18.04.1 LTS</text:p>
          </table:table-cell>
          <table:table-cell office:value-type="string" calcext:value-type="string">
            <text:p>Mint 2018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1x1</text:p>
          </table:table-cell>
          <table:table-cell/>
          <table:table-cell office:value-type="float" office:value="0.0161557" calcext:value-type="float">
            <text:p>0.0161557</text:p>
          </table:table-cell>
          <table:table-cell office:value-type="float" office:value="0.0139725" calcext:value-type="float">
            <text:p>0.0139725</text:p>
          </table:table-cell>
          <table:table-cell office:value-type="float" office:value="0.00578271" calcext:value-type="float">
            <text:p>0.00578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3x3</text:p>
          </table:table-cell>
          <table:table-cell/>
          <table:table-cell office:value-type="float" office:value="0.367815" calcext:value-type="float">
            <text:p>0.367815</text:p>
          </table:table-cell>
          <table:table-cell office:value-type="float" office:value="0.0985102" calcext:value-type="float">
            <text:p>0.0985102</text:p>
          </table:table-cell>
          <table:table-cell office:value-type="float" office:value="0.0741409" calcext:value-type="float">
            <text:p>0.07414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9x9</text:p>
          </table:table-cell>
          <table:table-cell/>
          <table:table-cell office:value-type="float" office:value="1.73832" calcext:value-type="float">
            <text:p>1.73832</text:p>
          </table:table-cell>
          <table:table-cell office:value-type="float" office:value="0.849434" calcext:value-type="float">
            <text:p>0.849434</text:p>
          </table:table-cell>
          <table:table-cell office:value-type="float" office:value="0.697838" calcext:value-type="float">
            <text:p>0.6978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27x27</text:p>
          </table:table-cell>
          <table:table-cell/>
          <table:table-cell office:value-type="float" office:value="15.2299" calcext:value-type="float">
            <text:p>15.2299</text:p>
          </table:table-cell>
          <table:table-cell office:value-type="float" office:value="7.62053" calcext:value-type="float">
            <text:p>7.62053</text:p>
          </table:table-cell>
          <table:table-cell office:value-type="float" office:value="6.37839" calcext:value-type="float">
            <text:p>6.378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81x81</text:p>
          </table:table-cell>
          <table:table-cell/>
          <table:table-cell office:value-type="float" office:value="135.069" calcext:value-type="float">
            <text:p>135.069</text:p>
          </table:table-cell>
          <table:table-cell office:value-type="float" office:value="65.7332" calcext:value-type="float">
            <text:p>65.7332</text:p>
          </table:table-cell>
          <table:table-cell office:value-type="float" office:value="49.9169" calcext:value-type="float">
            <text:p>49.91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1x1</text:p>
          </table:table-cell>
          <table:table-cell/>
          <table:table-cell office:value-type="float" office:value="0.0102372" calcext:value-type="float">
            <text:p>0.0102372</text:p>
          </table:table-cell>
          <table:table-cell office:value-type="float" office:value="0.00479106" calcext:value-type="float">
            <text:p>0.00479106</text:p>
          </table:table-cell>
          <table:table-cell office:value-type="float" office:value="0.00226078" calcext:value-type="float">
            <text:p>0.002260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3x3</text:p>
          </table:table-cell>
          <table:table-cell/>
          <table:table-cell office:value-type="float" office:value="0.136335" calcext:value-type="float">
            <text:p>0.136335</text:p>
          </table:table-cell>
          <table:table-cell office:value-type="float" office:value="0.0563976" calcext:value-type="float">
            <text:p>0.0563976</text:p>
          </table:table-cell>
          <table:table-cell office:value-type="float" office:value="0.0217954" calcext:value-type="float">
            <text:p>0.02179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9x9</text:p>
          </table:table-cell>
          <table:table-cell/>
          <table:table-cell office:value-type="float" office:value="1.09655" calcext:value-type="float">
            <text:p>1.09655</text:p>
          </table:table-cell>
          <table:table-cell office:value-type="float" office:value="0.485474" calcext:value-type="float">
            <text:p>0.485474</text:p>
          </table:table-cell>
          <table:table-cell office:value-type="float" office:value="0.230456" calcext:value-type="float">
            <text:p>0.2304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27x27</text:p>
          </table:table-cell>
          <table:table-cell/>
          <table:table-cell office:value-type="float" office:value="9.71827" calcext:value-type="float">
            <text:p>9.71827</text:p>
          </table:table-cell>
          <table:table-cell office:value-type="float" office:value="4.30351" calcext:value-type="float">
            <text:p>4.30351</text:p>
          </table:table-cell>
          <table:table-cell office:value-type="float" office:value="1.83682" calcext:value-type="float">
            <text:p>1.836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81x81</text:p>
          </table:table-cell>
          <table:table-cell/>
          <table:table-cell office:value-type="float" office:value="85.1227" calcext:value-type="float">
            <text:p>85.1227</text:p>
          </table:table-cell>
          <table:table-cell office:value-type="float" office:value="37.3871" calcext:value-type="float">
            <text:p>37.3871</text:p>
          </table:table-cell>
          <table:table-cell office:value-type="float" office:value="13.8825" calcext:value-type="float">
            <text:p>13.88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1x1</text:p>
          </table:table-cell>
          <table:table-cell/>
          <table:table-cell office:value-type="float" office:value="0.0102796" calcext:value-type="float">
            <text:p>0.0102796</text:p>
          </table:table-cell>
          <table:table-cell office:value-type="float" office:value="0.00516996" calcext:value-type="float">
            <text:p>0.00516996</text:p>
          </table:table-cell>
          <table:table-cell office:value-type="float" office:value="0.00176276" calcext:value-type="float">
            <text:p>0.001762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3x3</text:p>
          </table:table-cell>
          <table:table-cell/>
          <table:table-cell office:value-type="float" office:value="0.156389" calcext:value-type="float">
            <text:p>0.156389</text:p>
          </table:table-cell>
          <table:table-cell office:value-type="float" office:value="0.058854" calcext:value-type="float">
            <text:p>0.058854</text:p>
          </table:table-cell>
          <table:table-cell office:value-type="float" office:value="0.0204712" calcext:value-type="float">
            <text:p>0.02047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9x9</text:p>
          </table:table-cell>
          <table:table-cell/>
          <table:table-cell office:value-type="float" office:value="1.14782" calcext:value-type="float">
            <text:p>1.14782</text:p>
          </table:table-cell>
          <table:table-cell office:value-type="float" office:value="0.500814" calcext:value-type="float">
            <text:p>0.500814</text:p>
          </table:table-cell>
          <table:table-cell office:value-type="float" office:value="0.178333" calcext:value-type="float">
            <text:p>0.178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27x27</text:p>
          </table:table-cell>
          <table:table-cell/>
          <table:table-cell office:value-type="float" office:value="9.94397" calcext:value-type="float">
            <text:p>9.94397</text:p>
          </table:table-cell>
          <table:table-cell office:value-type="float" office:value="4.37268" calcext:value-type="float">
            <text:p>4.37268</text:p>
          </table:table-cell>
          <table:table-cell office:value-type="float" office:value="1.58444" calcext:value-type="float">
            <text:p>1.584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81x81</text:p>
          </table:table-cell>
          <table:table-cell/>
          <table:table-cell office:value-type="float" office:value="84.1015" calcext:value-type="float">
            <text:p>84.1015</text:p>
          </table:table-cell>
          <table:table-cell office:value-type="float" office:value="37.6137" calcext:value-type="float">
            <text:p>37.6137</text:p>
          </table:table-cell>
          <table:table-cell office:value-type="float" office:value="17.2339" calcext:value-type="float">
            <text:p>17.23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1x1</text:p>
          </table:table-cell>
          <table:table-cell/>
          <table:table-cell office:value-type="float" office:value="0.0188813" calcext:value-type="float">
            <text:p>0.0188813</text:p>
          </table:table-cell>
          <table:table-cell office:value-type="float" office:value="0.0090459" calcext:value-type="float">
            <text:p>0.0090459</text:p>
          </table:table-cell>
          <table:table-cell office:value-type="float" office:value="0.00648766" calcext:value-type="float">
            <text:p>0.006487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3x3</text:p>
          </table:table-cell>
          <table:table-cell/>
          <table:table-cell office:value-type="float" office:value="0.253152" calcext:value-type="float">
            <text:p>0.253152</text:p>
          </table:table-cell>
          <table:table-cell office:value-type="float" office:value="0.114507" calcext:value-type="float">
            <text:p>0.114507</text:p>
          </table:table-cell>
          <table:table-cell office:value-type="float" office:value="0.0850682" calcext:value-type="float">
            <text:p>0.08506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9x9</text:p>
          </table:table-cell>
          <table:table-cell/>
          <table:table-cell office:value-type="float" office:value="2.14327" calcext:value-type="float">
            <text:p>2.14327</text:p>
          </table:table-cell>
          <table:table-cell office:value-type="float" office:value="0.972408" calcext:value-type="float">
            <text:p>0.972408</text:p>
          </table:table-cell>
          <table:table-cell office:value-type="float" office:value="0.719032" calcext:value-type="float">
            <text:p>0.7190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27x27</text:p>
          </table:table-cell>
          <table:table-cell/>
          <table:table-cell office:value-type="float" office:value="19.4161" calcext:value-type="float">
            <text:p>19.4161</text:p>
          </table:table-cell>
          <table:table-cell office:value-type="float" office:value="8.77679" calcext:value-type="float">
            <text:p>8.77679</text:p>
          </table:table-cell>
          <table:table-cell office:value-type="float" office:value="6.94741" calcext:value-type="float">
            <text:p>6.947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81x81</text:p>
          </table:table-cell>
          <table:table-cell/>
          <table:table-cell office:value-type="float" office:value="166.597" calcext:value-type="float">
            <text:p>166.597</text:p>
          </table:table-cell>
          <table:table-cell office:value-type="float" office:value="75.8929" calcext:value-type="float">
            <text:p>75.8929</text:p>
          </table:table-cell>
          <table:table-cell office:value-type="float" office:value="56.5481" calcext:value-type="float">
            <text:p>56.54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Avg.</text:p>
          </table:table-cell>
          <table:table-cell/>
          <table:table-cell table:formula="of:=SUM([.C5:.C9])/5" office:value-type="float" office:value="30.48423814" calcext:value-type="float">
            <text:p>30.48423814</text:p>
          </table:table-cell>
          <table:table-cell table:formula="of:=SUM([.D5:.D9])/5" office:value-type="float" office:value="14.86312934" calcext:value-type="float">
            <text:p>14.86312934</text:p>
          </table:table-cell>
          <table:table-cell table:formula="of:=SUM([.E5:.E9])/5" office:value-type="float" office:value="11.414610322" calcext:value-type="float">
            <text:p>11.4146103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Avg.</text:p>
          </table:table-cell>
          <table:table-cell/>
          <table:table-cell table:formula="of:=SUM([.C10:.C14])/5" office:value-type="float" office:value="19.21681844" calcext:value-type="float">
            <text:p>19.21681844</text:p>
          </table:table-cell>
          <table:table-cell table:formula="of:=SUM([.D10:.D14])/5" office:value-type="float" office:value="8.447454532" calcext:value-type="float">
            <text:p>8.447454532</text:p>
          </table:table-cell>
          <table:table-cell table:formula="of:=SUM([.E10:.E14])/5" office:value-type="float" office:value="3.194766436" calcext:value-type="float">
            <text:p>3.1947664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Avg.</text:p>
          </table:table-cell>
          <table:table-cell/>
          <table:table-cell table:formula="of:=SUM([.C15:.C19])/5" office:value-type="float" office:value="19.07199172" calcext:value-type="float">
            <text:p>19.07199172</text:p>
          </table:table-cell>
          <table:table-cell table:formula="of:=SUM([.D15:.D19])/5" office:value-type="float" office:value="8.510243592" calcext:value-type="float">
            <text:p>8.510243592</text:p>
          </table:table-cell>
          <table:table-cell table:formula="of:=SUM([.E15:.E19])/5" office:value-type="float" office:value="3.803781392" calcext:value-type="float">
            <text:p>3.8037813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Avg.</text:p>
          </table:table-cell>
          <table:table-cell/>
          <table:table-cell table:formula="of:=SUM([.C20:.C24])/5" office:value-type="float" office:value="37.68568066" calcext:value-type="float">
            <text:p>37.68568066</text:p>
          </table:table-cell>
          <table:table-cell table:formula="of:=SUM([.D20:.D24])/5" office:value-type="float" office:value="17.15313018" calcext:value-type="float">
            <text:p>17.15313018</text:p>
          </table:table-cell>
          <table:table-cell table:formula="of:=SUM([.E20:.E24])/5" office:value-type="float" office:value="12.861219572" calcext:value-type="float">
            <text:p>12.861219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 vs Parallel (auto)</text:p>
          </table:table-cell>
          <table:table-cell/>
          <table:table-cell table:style-name="ce3" table:formula="of:=[.C25]/[.C26]" office:value-type="percentage" office:value="1.58633117314294" calcext:value-type="percentage">
            <text:p>158.63%</text:p>
          </table:table-cell>
          <table:table-cell table:style-name="ce3" table:formula="of:=[.D25]/[.D26]" office:value-type="percentage" office:value="1.7594802414972" calcext:value-type="percentage">
            <text:p>175.95%</text:p>
          </table:table-cell>
          <table:table-cell table:style-name="ce3" table:formula="of:=[.E25]/[.E26]" office:value-type="percentage" office:value="3.57290917839103" calcext:value-type="percentage">
            <text:p>357.29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 vs Parallel (256)</text:p>
          </table:table-cell>
          <table:table-cell/>
          <table:table-cell table:style-name="ce3" table:formula="of:=[.C25]/[.C27]" office:value-type="percentage" office:value="1.59837727425356" calcext:value-type="percentage">
            <text:p>159.84%</text:p>
          </table:table-cell>
          <table:table-cell table:style-name="ce3" table:formula="of:=[.D25]/[.D27]" office:value-type="percentage" office:value="1.74649869646175" calcext:value-type="percentage">
            <text:p>174.65%</text:p>
          </table:table-cell>
          <table:table-cell table:style-name="ce3" table:formula="of:=[.E25]/[.E27]" office:value-type="percentage" office:value="3.00085865765232" calcext:value-type="percentage">
            <text:p>300.09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 vs Parallel (2048)</text:p>
          </table:table-cell>
          <table:table-cell/>
          <table:table-cell table:style-name="ce3" table:formula="of:=-[.C25]/[.C28]" office:value-type="percentage" office:value="-0.808907723202047" calcext:value-type="percentage">
            <text:p>-80.89%</text:p>
          </table:table-cell>
          <table:table-cell table:style-name="ce3" table:formula="of:=-[.D25]/[.D28]" office:value-type="percentage" office:value="-0.866496620968337" calcext:value-type="percentage">
            <text:p>-86.65%</text:p>
          </table:table-cell>
          <table:table-cell table:style-name="ce3" table:formula="of:=-[.E25]/[.E28]" office:value-type="percentage" office:value="-0.887521611624655" calcext:value-type="percentage">
            <text:p>-88.75%</text:p>
          </table:table-cell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21:12:26.432560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11:21.267670154</meta:creation-date>
    <meta:generator>LibreOffice/6.1.5.2$Linux_X86_64 LibreOffice_project/10$Build-2</meta:generator>
    <dc:date>2019-04-26T21:15:33.083062924</dc:date>
    <meta:editing-duration>PT3H29M35S</meta:editing-duration>
    <meta:editing-cycles>13</meta:editing-cycles>
    <meta:document-statistic meta:table-count="1" meta:cell-count="128" meta:object-count="0"/>
  </office:meta>
</office:document-meta>
</file>